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5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7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8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1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1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1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1"/>
            <text:p text:style-name="P12"><text:placeholder text:placeholder-type="text" text:description="o.partner_id.name">&lt;(o.cons_loca and o.cons_loca.name or '').upper()&gt;</text:placeholder></text:p>
            <text:p text:style-name="P12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2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2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1"/>
            <text:p text:style-name="P11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0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0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0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0"><text:s/><text:placeholder text:placeholder-type="text">&lt;o.final_desti  or ''&gt;</text:placeholder></text:p>
            <text:p text:style-name="P1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0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0"><text:s/><text:span text:style-name="T2"><text:placeholder text:placeholder-type="text">&lt;(o.delivery_order_id and o.delivery_order_id.bag_detail or '').upper()&gt;</text:placeholder></text:span></text:p>
            <text:p text:style-name="P10"/>
          </table:table-cell>
          <table:table-cell table:style-name="Table1.A1" office:value-type="string">
            <text:p text:style-name="P11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4"><text:placeholder text:placeholder-type="text">&lt;get_app(line.application_id)&gt;</text:placeholder></text:p>
            <text:p text:style-name="P11"><text:placeholder text:placeholder-type="text">&lt;o.delivery_order_id.bag_detail&gt;</text:placeholder></text:p>
            <text:p text:style-name="P11"><text:placeholder text:placeholder-type="text">&lt;o.disc_goods or ""&gt;</text:placeholder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1.A1" office:value-type="string">
            <text:p text:style-name="P13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17"><text:placeholder text:placeholder-type="text">&lt;o.insurance&gt;</text:placeholder>0/K<text:soft-page-break/>G</text:p>
            <text:p text:style-name="P17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7"><text:placeholder text:placeholder-type="text">&lt;round(o.insurance*line.quantity,2)&gt;</text:placeholder>0</text:p>
            <text:p text:style-name="P17"><text:soft-page-break/>0.00</text:p>
            <text:p text:style-name="P18"/>
            <text:p text:style-name="P18"/>
            <text:p text:style-name="P18"/>
            <text:p text:style-name="P18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1"><text:s text:c="5"/><text:placeholder text:placeholder-type="text">&lt;(amount_to_text(get_total_amount(o.invoice_line, o.insurance))).upper() or ''&gt;</text:placeholder></text:p>
            <text:p text:style-name="P11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0"/>
            <text:p text:style-name="P8"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3:37:38</dc:date>
    <meta:editing-duration>PT15H5M59S</meta:editing-duration>
    <meta:editing-cycles>297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7" meta:character-count="2381" meta:non-whitespace-character-count="2010"/>
  </office:meta>
</office:document-meta>
</file>